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hn Marr 82<text:span text:style-name="T1">nd</text:span> Airborne</text:p>
      <text:p text:style-name="Standard"/>
      <text:p text:style-name="Standard">born on 1<text:span text:style-name="T1">st</text:span> may 1918 Warrensburg Missouri </text:p>
      <text:p text:style-name="Standard"><text:tab/>on a farm</text:p>
      <text:p text:style-name="Standard"/>
      <text:p text:style-name="Standard">Born on the farm </text:p>
      <text:p text:style-name="Standard"><text:tab/>worked on until he was 12 </text:p>
      <text:p text:style-name="Standard">he lived through the depression, the dust storms at that time </text:p>
      <text:p text:style-name="Standard"><text:tab/>they were able to finish Highschool in 6 years </text:p>
      <text:p text:style-name="Standard"/>
      <text:p text:style-name="Standard">in the 30's they were Coal miners, football players and even a painter </text:p>
      <text:p text:style-name="Standard"/>
      <text:p text:style-name="Standard">When the war broke out </text:p>
      <text:p text:style-name="Standard"><text:tab/>on June 1941 he was inducted in fort Levenworth Kansas </text:p>
      <text:p text:style-name="Standard"><text:tab/><text:tab/>he was sent to Camp Roberts, California </text:p>
      <text:p text:style-name="Standard"><text:tab/><text:tab/>basic training </text:p>
      <text:p text:style-name="Standard"><text:tab/>while there he heard a call for people to train for the Airborne</text:p>
      <text:p text:style-name="Standard">having finished basic trianing in September of 1941</text:p>
      <text:p text:style-name="Standard"><text:tab/>they were shipped to Fort Benning to become part of the 503<text:span text:style-name="T1">rd</text:span> parachute battalion </text:p>
      <text:p text:style-name="Standard"><text:tab/>the unit he was in was sent to Utah to learn how to ski </text:p>
      <text:p text:style-name="Standard"><text:tab/><text:tab/>in order to ski down to communication centers held by Germans </text:p>
      <text:p text:style-name="Standard"><text:tab/>trained there for five weeks and they turned in ski equiptment </text:p>
      <text:p text:style-name="Standard"><text:tab/><text:tab/>they headed back to fort Benning </text:p>
      <text:p text:style-name="Standard"/>
      <text:p text:style-name="Standard">The became became the first parachute infantry </text:p>
      <text:p text:style-name="Standard"><text:tab/>the 503<text:span text:style-name="T1">rd</text:span> </text:p>
      <text:p text:style-name="Standard"><text:tab/>they were the first paratroopers to arrive at fort Brag </text:p>
      <text:p text:style-name="Standard"><text:tab/> </text:p>
      <text:p text:style-name="Standard">In september he graduated from OCS and joined the 507<text:span text:style-name="T1">th</text:span> paratrooper squad and became platoon leader of G company </text:p>
      <text:p text:style-name="Standard"><text:tab/>Sand hills of Nebraska - <text:s/>training </text:p>
      <text:p text:style-name="Standard"><text:tab/>he was prepared of overseas movement </text:p>
      <text:p text:style-name="Standard">they shipped out to liverpool, England and then to northern ireland </text:p>
      <text:p text:style-name="Standard"><text:tab/>they were based for three months in December 1943</text:p>
      <text:p text:style-name="Standard"/>
      <text:p text:style-name="Standard">three months in March they were based in Nottingham</text:p>
      <text:p text:style-name="Standard"><text:tab/>they stayed there until the invasion of Normandy </text:p>
      <text:p text:style-name="Standard"/>
      <text:p text:style-name="Standard">there were many plans but the last minute plan was to use the airborne</text:p>
      <text:p text:style-name="Standard"/>
      <text:p text:style-name="Standard">the mission was defense of a line on a river that ran 8 miles from Utah beach </text:p>
      <text:p text:style-name="Standard"><text:tab/>they were supposed to make contact with the 508<text:span text:style-name="T1">th</text:span> and hold the line </text:p>
      <text:p text:style-name="Standard"/>
      <text:p text:style-name="Standard"><text:tab/>they were then supposed to clear out the cotan peninsula </text:p>
      <text:p text:style-name="Standard"/>
      <text:p text:style-name="Standard">the drop had difficulties and they were scattered and this caused them to have to instill their plan with the fomation the allies had</text:p>
      <text:p text:style-name="Standard"/>
      <text:p text:style-name="Standard">they had to capture two crossings</text:p>
      <text:p text:style-name="Standard"><text:soft-page-break/><text:tab/>the 507<text:span text:style-name="T1">th</text:span> was to capture the lafiare crossing </text:p>
      <text:p text:style-name="Standard"><text:tab/><text:tab/>this crossing was between two towns </text:p>
      <text:p text:style-name="Standard"><text:tab/><text:tab/>the highway had to be siezed as well </text:p>
      <text:p text:style-name="Standard"/>
      <text:p text:style-name="Standard">the other crossing was to be taken by the 508<text:span text:style-name="T1">th</text:span> </text:p>
      <text:p text:style-name="Standard"><text:tab/>as the 507<text:span text:style-name="T1">th</text:span> dropped over a large area, </text:p>
      <text:p text:style-name="Standard"><text:tab/><text:tab/>the area they were to drop in was not the same on maps, since the tides were different </text:p>
      <text:p text:style-name="Standard"><text:tab/>there was a huge lake that formed in the basin of the river Marinrae river </text:p>
      <text:p text:style-name="Standard"><text:tab/><text:tab/>this made the crossings more important </text:p>
      <text:p text:style-name="Standard"/>
      <text:p text:style-name="Standard">the job of G company and thrid battalion </text:p>
      <text:p text:style-name="Standard"><text:tab/>take up positions on the line on the left side of the crossing </text:p>
      <text:p text:style-name="Standard"><text:tab/>the second battalion was to take the western crossing</text:p>
      <text:p text:style-name="Standard"><text:tab/>they were to hold that while the 505<text:span text:style-name="T1">th</text:span> was to capture the eastern crossing </text:p>
      <text:p text:style-name="Standard"/>
      <text:p text:style-name="Standard">by D-Day none of this happened </text:p>
      <text:p text:style-name="Standard"><text:tab/>he dropped into the water after the jump </text:p>
      <text:p text:style-name="Standard"><text:tab/>there was no one around him </text:p>
      <text:p text:style-name="Standard"/>
      <text:p text:style-name="Standard">he found a railroad and he followed this for 200 Yards </text:p>
      <text:p text:style-name="Standard"><text:tab/>he got to the bank and the railroad was riddled with Paratroopers looking to move to the <text:tab/>crossings </text:p>
      <text:p text:style-name="Standard"/>
      <text:p text:style-name="Standard">after moving 500 yards south, he bumped a fellow member of G company Ben Shwartzwalder</text:p>
      <text:p text:style-name="Standard"><text:tab/>he was told to get on the highway and head for Amphiville</text:p>
      <text:p text:style-name="Standard"><text:tab/>they got to the over pass of the railway with four other soldiers </text:p>
      <text:p text:style-name="Standard"><text:tab/>they started to move down the highway and they heard motors of vehicles </text:p>
      <text:p text:style-name="Standard"><text:tab/><text:tab/>they jumped off the road and they were attacked by a machine gun</text:p>
      <text:p text:style-name="Standard"><text:tab/><text:tab/><text:tab/>they had to take this nest down <text:s/></text:p>
      <text:p text:style-name="Standard"><text:tab/><text:tab/><text:tab/></text:p>
      <text:p text:style-name="Standard">Marr then found a way to cross the bridge to get to Amphiville </text:p>
      <text:p text:style-name="Standard"><text:tab/>he met up with Red Dolan </text:p>
      <text:p text:style-name="Standard"><text:tab/><text:tab/>a commander of the 505 </text:p>
      <text:p text:style-name="Standard"><text:tab/></text:p>
      <text:p text:style-name="Standard">they exchanged notes and Dolan turned around and Marr reported his findings </text:p>
      <text:p text:style-name="Standard"><text:tab/>at that time the commander of the 508 </text:p>
      <text:p text:style-name="Standard"><text:tab/><text:tab/>Col. Roy Linquist</text:p>
      <text:p text:style-name="Standard"><text:tab/><text:tab/>he was told to sieze the bridge at the Lafiere crossing </text:p>
      <text:p text:style-name="Standard"><text:tab/><text:tab/></text:p>
      <text:p text:style-name="Standard"><text:tab/>Then Dolan showed up where the officers were consulting </text:p>
      <text:p text:style-name="Standard"/>
      <text:p text:style-name="Standard">505 – attack on the north side of the road</text:p>
      <text:p text:style-name="Standard">507 – was to go around Manwar grounds, cross the bridge to the other side </text:p>
      <text:p text:style-name="Standard">508 – would follow with additional troops </text:p>
      <text:p text:style-name="Standard"><text:tab/>the 508<text:span text:style-name="T1">th</text:span> contingent would attack now and 30 minutes later the ground was taken </text:p>
      <text:p text:style-name="Standard"/>
      <text:p text:style-name="Standard"/>
      <text:p text:style-name="Standard">Linquist gave the order to cross the bridge and make contact with anyone on the other side </text:p>
      <text:p text:style-name="Standard"><text:tab/>Schwartzwalder selected Marr to lead the point</text:p>
      <text:p text:style-name="Standard"><text:soft-page-break/><text:tab/><text:tab/></text:p>
      <text:p text:style-name="Standard">Marr assigned two scouts </text:p>
      <text:p text:style-name="Standard"><text:tab/>on both sides of the road</text:p>
      <text:p text:style-name="Standard"><text:tab/><text:tab/><text:tab/></text:p>
      <text:p text:style-name="Standard">Johnny Ward was the left scout </text:p>
      <text:p text:style-name="Standard"><text:tab/>Jim Mattingly was the right scout </text:p>
      <text:p text:style-name="Standard"><text:tab/></text:p>
      <text:p text:style-name="Standard">Ward almost got past the bend in the causeway and then Mattingly went </text:p>
      <text:p text:style-name="Standard"><text:tab/>as he started across,</text:p>
      <text:p text:style-name="Standard"><text:tab/>when Marr got to the bridge, he saw a German rising from the reeds </text:p>
      <text:p text:style-name="Standard"><text:tab/><text:tab/>and fought Mattingly </text:p>
      <text:p text:style-name="Standard"><text:tab/><text:tab/><text:tab/>the german was killed and Mattingly tossed a grenade into the emplacement </text:p>
      <text:p text:style-name="Standard"><text:tab/><text:tab/>the Grenade exploded and three Germans came from the Emplacement</text:p>
      <text:p text:style-name="Standard"/>
      <text:p text:style-name="Standard">Four Germans in the Emplacement </text:p>
      <text:p text:style-name="Standard"><text:tab/>all were trying to surrender and mattingly picked up his empty rifle to assume the surrender</text:p>
      <text:p text:style-name="Standard"><text:tab/><text:tab/>five more German soldiers then surrendered as well </text:p>
      <text:p text:style-name="Standard"/>
      <text:p text:style-name="Standard">having siezed these grounds</text:p>
      <text:p text:style-name="Standard"><text:tab/>Linquist gave orders to cross the river and take positons on the other side </text:p>
      <text:p text:style-name="Standard"><text:tab/>he would follow with the other troops on the other side of the causeway</text:p>
      <text:p text:style-name="Standard"><text:tab/>800 yards past the bridge – little cover from enemy fire</text:p>
      <text:p text:style-name="Standard"/>
      <text:p text:style-name="Standard">the caught up with the Second Battalion of the 507<text:span text:style-name="T1">th</text:span> as they were going across the causeway</text:p>
      <text:p text:style-name="Standard"><text:tab/>they were then in contact with Col. Charles Timmy </text:p>
      <text:p text:style-name="Standard"><text:tab/><text:tab/>they tried to take the town without success </text:p>
      <text:p text:style-name="Standard"><text:tab/><text:tab/>they heard the rumble of tanks </text:p>
      <text:p text:style-name="Standard">they saw the dropping of artilery </text:p>
      <text:p text:style-name="Standard">they were lacking weapons and had a lack of communications </text:p>
      <text:p text:style-name="Standard"><text:tab/>Schwartzwalder called them to join Timmy' group </text:p>
      <text:p text:style-name="Standard"/>
      <text:p text:style-name="Standard">they tried to get into Amphiville</text:p>
      <text:p text:style-name="Standard"><text:tab/>they were met with great resistance from German troops </text:p>
      <text:p text:style-name="Standard"><text:tab/>this was a reinforced regement </text:p>
      <text:p text:style-name="Standard">One side of the Causeway was held by Americans the other by this German regement </text:p>
      <text:p text:style-name="Standard">The Germans made attempts to cross the river</text:p>
      <text:p text:style-name="Standard"><text:tab/>the 505 and 507 troops repelled this attack</text:p>
      <text:p text:style-name="Standard"><text:tab/>all of them defending the eastern approach to the Lafiere crossing</text:p>
      <text:p text:style-name="Standard"/>
      <text:p text:style-name="Standard">On D-Day plus two </text:p>
      <text:p text:style-name="Standard"><text:tab/>Marr was told to take a patrol to a place called the Gray Castle</text:p>
      <text:p text:style-name="Standard"><text:tab/><text:tab/>later they found out the German 91<text:span text:style-name="T1">st</text:span> infantry was stationed at this castle</text:p>
      <text:p text:style-name="Standard"><text:tab/>this was early in the morning </text:p>
      <text:p text:style-name="Standard"><text:tab/><text:tab/>he took a patrol of 7-8 people and he went through the woods to attack the Gray Castle</text:p>
      <text:p text:style-name="Standard"><text:tab/><text:tab/>they did not get very far until they were met with automatic fire </text:p>
      <text:p text:style-name="Standard"><text:tab/><text:tab/>they retreated to the orchard </text:p>
      <text:p text:style-name="Standard"><text:tab/><text:tab/><text:tab/>Marr mentioned that the castle would have to be taken at night</text:p>
      <text:p text:style-name="Standard"><text:tab/><text:tab/><text:tab/></text:p>
      <text:p text:style-name="Standard"><text:tab/>Marr said to the commanding officer that they would have an easier time getting close if he <text:soft-page-break/><text:tab/>went with a runner to the castle</text:p>
      <text:p text:style-name="Standard"><text:tab/><text:tab/>he was given the blessing and then he got a runner, Norman Carter</text:p>
      <text:p text:style-name="Standard"/>
      <text:p text:style-name="Standard">They had to get across the open water, to make contact with people on the other bank</text:p>
      <text:p text:style-name="Standard"><text:tab/>they found an underwater road and they followed the road all away across to the railroad section house </text:p>
      <text:p text:style-name="Standard"><text:tab/>they found a family here</text:p>
      <text:p text:style-name="Standard"><text:tab/><text:tab/>this family gave them the right direction </text:p>
      <text:p text:style-name="Standard"><text:tab/>the father took them in his boat </text:p>
      <text:p text:style-name="Standard"><text:tab/><text:tab/>he left Marr at a wooded area</text:p>
      <text:p text:style-name="Standard"><text:tab/><text:tab/><text:tab/>they saw a panel of cloth at the edge of the tree line </text:p>
      <text:p text:style-name="Standard"><text:tab/><text:tab/>they thought this could be glider troops </text:p>
      <text:p text:style-name="Standard"><text:tab/>they came in the day after paratroopers</text:p>
      <text:p text:style-name="Standard"><text:tab/><text:tab/>they were in reserve for the division, just across the river to the east </text:p>
      <text:p text:style-name="Standard"><text:tab/>Marr and Carter got to the edge of the woods to a battallion head quarters </text:p>
      <text:p text:style-name="Standard"><text:tab/><text:tab/>one of the commanders drove them to the division head quarters </text:p>
      <text:p text:style-name="Standard"><text:tab/><text:tab/>after he heard the story </text:p>
      <text:p text:style-name="Standard"><text:tab/>as they were diving they saw another jeep and they saw Ridgeway </text:p>
      <text:p text:style-name="Standard"><text:tab/>their driver pulled over and Marr briefed Ridgeway </text:p>
      <text:p text:style-name="Standard"><text:tab/><text:tab/>he was told to take Marr and Carter to brief the whol staff of Ridgeway </text:p>
      <text:p text:style-name="Standard"/>
      <text:p text:style-name="Standard">they went to the command post and they briefed everyone about the mission</text:p>
      <text:p text:style-name="Standard"><text:tab/>they had not communication with the division prior to this time </text:p>
      <text:p text:style-name="Standard"><text:tab/><text:tab/>there was no way before this </text:p>
      <text:p text:style-name="Standard"/>
      <text:p text:style-name="Standard">Having briefed the staff</text:p>
      <text:p text:style-name="Standard"><text:tab/>they were told to rest until the decision was made</text:p>
      <text:p text:style-name="Standard"><text:tab/><text:tab/>some came by and told them they were going to send a battalion at night to attack the Germans at the Lafiere Crossing </text:p>
      <text:p text:style-name="Standard"><text:tab/>Marr and Carter were to lead the troops through the under-water road</text:p>
      <text:p text:style-name="Standard"><text:tab/></text:p>
      <text:p text:style-name="Standard">this road was hard to detect even when It was leading to Amphiville</text:p>
      <text:p text:style-name="Standard"/>
      <text:p text:style-name="Standard">As night fell</text:p>
      <text:p text:style-name="Standard"><text:tab/>the engineers placed white tape on the edges of the roads </text:p>
      <text:p text:style-name="Standard"><text:tab/></text:p>
      <text:p text:style-name="Standard">They arrived in Timmy's Orchard and when to the command post, both commanders confered with the stratergy</text:p>
      <text:p text:style-name="Standard"><text:tab/>the Germans in the gray castle had decided to fire upon what they were hearing / detecting </text:p>
      <text:p text:style-name="Standard"><text:tab/>they were firing in the dark</text:p>
      <text:p text:style-name="Standard"><text:tab/><text:tab/>C company of the 325 glider infantry elected to return fire and attack the gray castle</text:p>
      <text:p text:style-name="Standard"><text:tab/></text:p>
      <text:p text:style-name="Standard">the first thing that had to be done was to retreave C company and get them back into the mission</text:p>
      <text:p text:style-name="Standard"><text:tab/>the Causeway mission</text:p>
      <text:p text:style-name="Standard"/>
      <text:p text:style-name="Standard">A Company - The battalion commander decided to place A company along the Highway between Sanmariglese and Amphiville to protect the rear of the attack <text:s/></text:p>
      <text:p text:style-name="Standard"/>
      <text:p text:style-name="Standard">B and C company was to attack along the Amphiville to Sanmariglese road along the cause way and <text:soft-page-break/>make an attack against the Germans on the wester approach </text:p>
      <text:p text:style-name="Standard"/>
      <text:p text:style-name="Standard">B company started out and had already been fighting the Germans in the church yard. </text:p>
      <text:p text:style-name="Standard"><text:tab/>By the time C company recovered across the highway and turned to the east </text:p>
      <text:p text:style-name="Standard"><text:tab/>they tried to coordinate an attack </text:p>
      <text:p text:style-name="Standard">The guide that was supposed to keep in contact with B company he elected to follow a hedgeroll by the side of the road </text:p>
      <text:p text:style-name="Standard"><text:tab/>this was very late and thus it was dark</text:p>
      <text:p text:style-name="Standard">the Company commander re oprganized his attack when they ran into alert devices </text:p>
      <text:p text:style-name="Standard"><text:tab/>these alarms went off and the commander wanted to imploy skirmishers </text:p>
      <text:p text:style-name="Standard"><text:tab/>he had his men move to the German defense </text:p>
      <text:p text:style-name="Standard">Marr was selected to be the guide for C company </text:p>
      <text:p text:style-name="Standard"><text:tab/>they moved forward and got close to the sunken road </text:p>
      <text:p text:style-name="Standard"><text:tab/><text:tab/>this was like a small lane on the map</text:p>
      <text:p text:style-name="Standard"/>
      <text:p text:style-name="Standard">Because of the burms of either side one would have to go over the burm</text:p>
      <text:p text:style-name="Standard"/>
      <text:p text:style-name="Standard">they got 30 years from there and the Germans planted white flags </text:p>
      <text:p text:style-name="Standard"><text:tab/>there was a techincal sergent who unsterstood German </text:p>
      <text:p text:style-name="Standard"><text:tab/><text:tab/>they were saying they wanted to surrender </text:p>
      <text:p text:style-name="Standard"><text:tab/>the company commander was debating to what he should do</text:p>
      <text:p text:style-name="Standard"><text:tab/><text:tab/>Marr was certain they were not really surrendering </text:p>
      <text:p text:style-name="Standard"><text:tab/><text:tab/></text:p>
      <text:p text:style-name="Standard">They had to do something</text:p>
      <text:p text:style-name="Standard"><text:tab/>they were trying to trick the Americans to flank them </text:p>
      <text:p text:style-name="Standard"><text:tab/>the Germans opened up their fire from the Flanks and Marr rushed forwad to the tree line on the sunken road</text:p>
      <text:p text:style-name="Standard"><text:tab/>he dropped through a hole into the road bed, </text:p>
      <text:p text:style-name="Standard"><text:tab/><text:tab/>a German Machine gun fired up the road toward the church yard</text:p>
      <text:p text:style-name="Standard"><text:tab/>They had gotten to the parimeter defense</text:p>
      <text:p text:style-name="Standard">by that time the sun began to rise, the attack was a failure </text:p>
      <text:p text:style-name="Standard"/>
      <text:p text:style-name="Standard">he could see no one </text:p>
      <text:p text:style-name="Standard"><text:tab/>he is there all by himself </text:p>
      <text:p text:style-name="Standard"><text:tab/>he layed there for a little bit </text:p>
      <text:p text:style-name="Standard"><text:tab/></text:p>
      <text:p text:style-name="Standard">he turned around and looked to the church yard and he saw two soldiers laying there</text:p>
      <text:p text:style-name="Standard"><text:tab/>Marr crawled up there and it was two wireman </text:p>
      <text:p text:style-name="Standard"><text:tab/><text:tab/>one with a telephone and the role of wire </text:p>
      <text:p text:style-name="Standard"><text:tab/>he told them to move out of the position and they need to get out </text:p>
      <text:p text:style-name="Standard"/>
      <text:p text:style-name="Standard">this was in an oats field three foot high stocks </text:p>
      <text:p text:style-name="Standard"><text:tab/>they were going to crawl through the oat fields back to Timmy's orchard </text:p>
      <text:p text:style-name="Standard"/>
      <text:p text:style-name="Standard">they followed the wire back to the orchard so that they would know the direction they were going</text:p>
      <text:p text:style-name="Standard"/>
      <text:p text:style-name="Standard">they reached a stream of water and they got to the other side of the trees </text:p>
      <text:p text:style-name="Standard"><text:tab/>they started to climb a hill but the Germans planted a machine gun on this hill</text:p>
      <text:p text:style-name="Standard"><text:tab/>they were blocking the path </text:p>
      <text:p text:style-name="Standard"><text:soft-page-break/></text:p>
      <text:p text:style-name="Standard">They pluged the phone into the wire and he asked for the mortar cover </text:p>
      <text:p text:style-name="Standard"><text:tab/>he told them were the machine gun was and they fired a round at them<text:tab/></text:p>
      <text:p text:style-name="Standard"><text:tab/>the Germans then were scared by the misses and retreated </text:p>
      <text:p text:style-name="Standard"><text:tab/>they reached the hedgeroad and they followed the line back to Timmy's Orchard </text:p>
      <text:p text:style-name="Standard"/>
      <text:p text:style-name="Standard">The Germans may have thought the Americans were doing something different </text:p>
      <text:p text:style-name="Standard"><text:tab/>they were facing the eastern approach </text:p>
      <text:p text:style-name="Standard"><text:tab/>they were trying to take the crossing at night </text:p>
      <text:p text:style-name="Standard"/>
      <text:p text:style-name="Standard">On thing that Marr learned was one of the soldiers had a C company </text:p>
      <text:p text:style-name="Standard"><text:tab/>Nikloper</text:p>
      <text:p text:style-name="Standard"><text:tab/>had a BAR and fired it across the defense position </text:p>
      <text:p text:style-name="Standard"><text:tab/><text:tab/>he got the medal of Honor and he was the only person in the 82<text:span text:style-name="T1">nd</text:span> division to gain the <text:tab/><text:tab/><text:tab/>medal</text:p>
      <text:p text:style-name="Standard"><text:tab/>The division staff and Ridgeway were busy figuring out what to do now,</text:p>
      <text:p text:style-name="Standard"><text:tab/><text:tab/>since the attack had failed</text:p>
      <text:p text:style-name="Standard"><text:tab/>they wanted to bring another battalion (328<text:span text:style-name="T1">th</text:span>) into play</text:p>
      <text:p text:style-name="Standard"><text:tab/><text:tab/>they made a frontal attack across the cause way </text:p>
      <text:p text:style-name="Standard"><text:tab/></text:p>
      <text:p text:style-name="Standard">The Germans took this seriously and took their mind off of everything else </text:p>
      <text:p text:style-name="Standard"><text:tab/>there was no more serious effort </text:p>
      <text:p text:style-name="Standard"><text:tab/><text:tab/>their attention was glued to the eastern bank </text:p>
      <text:p text:style-name="Standard"/>
      <text:p text:style-name="Standard">General Gavin had Maloney</text:p>
      <text:p text:style-name="Standard"><text:tab/>Maloney was commanding the regement </text:p>
      <text:p text:style-name="Standard"><text:tab/><text:tab/>formed 3 composite companies</text:p>
      <text:p text:style-name="Standard"><text:tab/><text:tab/>to be ready to follow up the glider batallion in the daylight attack</text:p>
      <text:p text:style-name="Standard"><text:tab/>Roy Creek was a composite company comander </text:p>
      <text:p text:style-name="Standard"><text:tab/>Morgan Brackenet was another </text:p>
      <text:p text:style-name="Standard"><text:tab/>Bob Rae was third </text:p>
      <text:p text:style-name="Standard"><text:tab/></text:p>
      <text:p text:style-name="Standard">the battallion got engaged and Gavin thought he detected hesitation of company comanders </text:p>
      <text:p text:style-name="Standard"><text:tab/>Gavin sent the message get the company going</text:p>
      <text:p text:style-name="Standard"/>
      <text:p text:style-name="Standard">Rae was chosen to go and he pushed into the causeway </text:p>
      <text:p text:style-name="Standard"><text:tab/>they picked up the attack and pushed the battle past Timmy's Orchard </text:p>
      <text:p text:style-name="Standard"><text:tab/>the artillery of the 90<text:span text:style-name="T1">th</text:span> infantry division </text:p>
      <text:p text:style-name="Standard"><text:tab/><text:tab/>they were put into action to support the 82<text:span text:style-name="T1">nd</text:span> in this attack </text:p>
      <text:p text:style-name="Standard"/>
      <text:p text:style-name="Standard"><text:tab/>this was a fierce battle <text:s text:c="2"/></text:p>
      <text:p text:style-name="Standard"/>
      <text:p text:style-name="Standard">Following this attack </text:p>
      <text:p text:style-name="Standard"><text:tab/>the Germans were Routed and at this point the 82<text:span text:style-name="T1">nd</text:span> division was in possetion of both crossings</text:p>
      <text:p text:style-name="Standard"><text:tab/>the 90<text:span text:style-name="T1">th</text:span> division proceeded to pass throguh the 82<text:span text:style-name="T1">nd</text:span> <text:s/>division and picked up the attack </text:p>
      <text:p text:style-name="Standard"><text:tab/></text:p>
      <text:p text:style-name="Standard">The 507<text:span text:style-name="T1">th</text:span> was given orders to assemble to the left of the Lafere crossing </text:p>
      <text:p text:style-name="Standard"><text:tab/>to recover as many people as possible to prepare for later action </text:p>
      <text:p text:style-name="Standard"/>
      <text:p text:style-name="Standard"><text:soft-page-break/>Rest of the war after Lafere Bridge </text:p>
      <text:p text:style-name="Standard"><text:tab/>the battle of Cake hill in the bulge </text:p>
      <text:p text:style-name="Standard"><text:tab/></text:p>
      <text:p text:style-name="Standard">After several battles on Normandy </text:p>
      <text:p text:style-name="Standard"><text:tab/>while they were told they were going to be replaced in a week</text:p>
      <text:p text:style-name="Standard"><text:tab/><text:tab/>no replacements were programed </text:p>
      <text:p text:style-name="Standard"><text:tab/>the core commanders felt that they could not do without the divisions </text:p>
      <text:p text:style-name="Standard"><text:tab/>they felt they needed the divisons to cut off the peninsula </text:p>
      <text:p text:style-name="Standard"><text:tab/>they were there for about 5 weeks </text:p>
      <text:p text:style-name="Standard">Marr's Company came out with 54 people out of 136</text:p>
      <text:p text:style-name="Standard"><text:tab/>that is how a plan is made and disregarded </text:p>
      <text:p text:style-name="Standard"/>
      <text:p text:style-name="Standard">this shows the tenacity of the Airborne </text:p>
      <text:p text:style-name="Standard"><text:tab/>they reassembled at Nottingham and moved to the south near Swindon and then to Andover </text:p>
      <text:p text:style-name="Standard"><text:tab/><text:tab/>Martin Stacy in southern England </text:p>
      <text:p text:style-name="Standard"><text:tab/><text:tab/><text:tab/>they trained replacements</text:p>
      <text:p text:style-name="Standard"><text:tab/><text:tab/></text:p>
      <text:p text:style-name="Standard">then they were assigned to the 17<text:span text:style-name="T1">th</text:span> airborne division was arriving in england as they jumped into normandy </text:p>
      <text:p text:style-name="Standard"><text:tab/>they were the only well trained division of this Airborne group</text:p>
      <text:p text:style-name="Standard"><text:tab/>they never went into one operation with a different organization every time</text:p>
      <text:p text:style-name="Standard"/>
      <text:p text:style-name="Standard">The Germans attack was driven into Belgum and towards Antwerp </text:p>
      <text:p text:style-name="Standard"><text:tab/>He was sent into the releave the situation at Bastogne </text:p>
      <text:p text:style-name="Standard"><text:tab/><text:tab/>the 507<text:span text:style-name="T1">th</text:span> regement and 17<text:span text:style-name="T1">th</text:span> airborne dispatched the day before Christmas</text:p>
      <text:p text:style-name="Standard"><text:tab/><text:tab/></text:p>
      <text:p text:style-name="Standard">Marr flew out the next day because of icing on the planes </text:p>
      <text:p text:style-name="Standard"><text:tab/>they had their turkey in England </text:p>
      <text:p text:style-name="Standard"><text:tab/>the company commander had a field ration </text:p>
      <text:p text:style-name="Standard"/>
      <text:p text:style-name="Standard">they got into france and they loaded them in the Reims area </text:p>
      <text:p text:style-name="Standard"><text:tab/>a ways from Normandy and then shipped them to nothern france to deal with German <text:tab/>Paratroopers</text:p>
      <text:p text:style-name="Standard"><text:tab/><text:tab/>they would drop soldiers in American uniforms and mislead the Americans </text:p>
      <text:p text:style-name="Standard"><text:tab/></text:p>
      <text:p text:style-name="Standard">They posed by a river for a week </text:p>
      <text:p text:style-name="Standard"><text:tab/><text:tab/>they continued on and got into action against the Germans </text:p>
      <text:p text:style-name="Standard"><text:tab/><text:tab/>they moved as a reserve as the division </text:p>
      <text:p text:style-name="Standard"><text:tab/><text:tab/>the 513 got more action then Marr did </text:p>
      <text:p text:style-name="Standard"/>
      <text:p text:style-name="Standard">They made contact with the 101<text:span text:style-name="T1">st</text:span> after they were releaved by the 4<text:span text:style-name="T1">th</text:span> armor</text:p>
      <text:p text:style-name="Standard"><text:tab/>they moved into Luxenburg </text:p>
      <text:p text:style-name="Standard"><text:tab/>by February they were told to withdraw from the bulge and back to France </text:p>
      <text:p text:style-name="Standard"><text:tab/>and they began training for Operation Varsity</text:p>
      <text:p text:style-name="Standard"><text:tab/><text:tab/>Airborne invasion of Germany </text:p>
      <text:p text:style-name="Standard"/>
      <text:p text:style-name="Standard">On the 24<text:span text:style-name="T1">th</text:span> of March 1945</text:p>
      <text:p text:style-name="Standard"><text:tab/>at 10 in the morning into Germany </text:p>
      <text:p text:style-name="Standard"><text:tab/>Marr's regement dropped on the German artillery positions </text:p>
      <text:p text:style-name="Standard"><text:soft-page-break/><text:tab/><text:tab/>they were commanded by the british</text:p>
      <text:p text:style-name="Standard"><text:tab/>when they hit the ground the second battallion was sent to help</text:p>
      <text:p text:style-name="Standard"/>
      <text:p text:style-name="Standard">They accomplished this in three hours </text:p>
      <text:p text:style-name="Standard"><text:tab/>the british 6<text:span text:style-name="T1">th</text:span> and US 17<text:span text:style-name="T1">th</text:span> airborn divisions had accomplished all the missions within 3 hours </text:p>
      <text:p text:style-name="Standard"><text:tab/>the main thing was fighting discontinuing resistance </text:p>
      <text:p text:style-name="Standard"><text:tab/><text:tab/>they would fire and fall back with artillery shells </text:p>
      <text:p text:style-name="Standard"><text:tab/></text:p>
      <text:p text:style-name="Standard"><text:tab/>at about twilight they were reached Munster and they were going to fight house to house </text:p>
      <text:p text:style-name="Standard"><text:tab/><text:tab/>there orders were changed to return to the Rhone River </text:p>
      <text:p text:style-name="Standard"><text:tab/><text:tab/></text:p>
      <text:p text:style-name="Standard">they were close to Essen Germany</text:p>
      <text:p text:style-name="Standard"><text:tab/>and they defended the position here for some time </text:p>
      <text:p text:style-name="Standard"/>
      <text:p text:style-name="Standard">They were then placed on offence to help close the Ruhr</text:p>
      <text:p text:style-name="Standard"><text:tab/>they were helping to subdue the northern side of the industrial region</text:p>
      <text:p text:style-name="Standard"/>
      <text:p text:style-name="Standard">While here he got Infectious Hepatitus </text:p>
      <text:p text:style-name="Standard"><text:tab/>many had gotten innoculations with contaminated Serum </text:p>
      <text:p text:style-name="Standard"><text:tab/><text:tab/>they did not know what happened</text:p>
      <text:p text:style-name="Standard"><text:tab/>April 15<text:span text:style-name="T1">th</text:span> Marr was taken to a hospital while th company took a town at tha base of the rivers </text:p>
      <text:p text:style-name="Standard"/>
      <text:p text:style-name="Standard">He was in a hospital when VE day happened </text:p>
      <text:p text:style-name="Standard"><text:tab/>they had two treatments </text:p>
      <text:p text:style-name="Standard"><text:tab/>intervenous glucose treatment and rock candy </text:p>
      <text:p text:style-name="Standard"/>
      <text:p text:style-name="Standard">He was released on the 28<text:span text:style-name="T1">th</text:span> of May </text:p>
      <text:p text:style-name="Standard"><text:tab/>arrived to the division of the 31<text:span text:style-name="T1">st</text:span> </text:p>
      <text:p text:style-name="Standard"><text:tab/>he found out he was promoted to captian </text:p>
      <text:p text:style-name="Standard"/>
      <text:p text:style-name="Standard">He was in Korea after the war </text:p>
      <text:p text:style-name="Standard"><text:tab/>he was in Germany during the war, they did not let anyone go</text:p>
      <text:p text:style-name="Standard"><text:tab/>he was assigned to be an airborne instructor at fort Knox</text:p>
      <text:p text:style-name="Standard"><text:tab/>then he was sent to levenworth, then posted in South Korea </text:p>
      <text:p text:style-name="Standard"><text:tab/><text:tab/>he was first a regemental executive officer </text:p>
      <text:p text:style-name="Standard"><text:tab/><text:tab/></text:p>
      <text:p text:style-name="Standard">He was assigned to command a battalion 21<text:span text:style-name="T1">st</text:span> infantry</text:p>
      <text:p text:style-name="Standard"><text:tab/>he was a Major at the time </text:p>
      <text:p text:style-name="Standard">he was successful </text:p>
      <text:p text:style-name="Standard"/>
      <text:p text:style-name="Standard">He was assgined in the 119<text:span text:style-name="T1">th</text:span> infantry and 24<text:span text:style-name="T1">th</text:span> division </text:p>
      <text:p text:style-name="Standard"/>
      <text:p text:style-name="Standard">later Marr found out the commander of the 21<text:span text:style-name="T1">st</text:span> infantry changed the assignment </text:p>
      <text:p text:style-name="Standard"><text:tab/>he commanded the 3<text:span text:style-name="T1">rd</text:span> battalion </text:p>
      <text:p text:style-name="Standard"><text:tab/>he was then promoted to Lt. Colonal in <text:s/>december 5<text:span text:style-name="T1">th</text:span> <text:s/>1955</text:p>
      <text:p text:style-name="Standard"><text:tab/><text:tab/>given a choice remaining there and becoming a REO</text:p>
      <text:p text:style-name="Standard"><text:tab/><text:tab/>or be a batallion commander </text:p>
      <text:p text:style-name="Standard"><text:tab/><text:tab/><text:tab/>he took the battalion he is in the 19<text:span text:style-name="T1">th</text:span> infantry commanding the second Battalion </text:p>
      <text:p text:style-name="Standard"/>
      <text:p text:style-name="Standard"><text:soft-page-break/>he took up a defensive position along the DMZ to watch what the Chinese forces were doing </text:p>
      <text:p text:style-name="Standard"><text:tab/>they counted the number of explosions on a daily basis </text:p>
      <text:p text:style-name="Standard"/>
      <text:p text:style-name="Standard">the Chinese were building caves on the ridge on the DMZ</text:p>
      <text:p text:style-name="Standard"/>
      <text:p text:style-name="Standard">Vietnam </text:p>
      <text:p text:style-name="Standard"><text:tab/>he made the switch to pilot </text:p>
      <text:p text:style-name="Standard"><text:tab/></text:p>
      <text:p text:style-name="Standard">he was reassigned to be a logistics officer and then sent back to the states </text:p>
      <text:p text:style-name="Standard"><text:tab/>he was assigned to the airborne section of the infantry school </text:p>
      <text:p text:style-name="Standard"><text:tab/>the air mobility group </text:p>
      <text:p text:style-name="Standard"><text:tab/>he was asked if he wanted to take aviator training </text:p>
      <text:p text:style-name="Standard"><text:tab/><text:tab/>he said yes </text:p>
      <text:p text:style-name="Standard">Marr had gotten a notice that they were sending officers into flight training </text:p>
      <text:p text:style-name="Standard"><text:tab/>he got a card saying all the positions were filled </text:p>
      <text:p text:style-name="Standard">He got a letter the army saying they will be hosting another program </text:p>
      <text:p text:style-name="Standard"><text:tab/>they went back and told he wanted to go </text:p>
      <text:p text:style-name="Standard"><text:tab/>then he wad there three years </text:p>
      <text:p text:style-name="Standard"/>
      <text:p text:style-name="Standard">In 1959</text:p>
      <text:p text:style-name="Standard"><text:tab/>he passed all the tests</text:p>
      <text:p text:style-name="Standard"><text:tab/>he started flight trianing in May 1960</text:p>
      <text:p text:style-name="Standard"/>
      <text:p text:style-name="Standard">he was a section leader </text:p>
      <text:p text:style-name="Standard"><text:tab/>he went through a year of flight training he went to Bootstrap in Omaha </text:p>
      <text:p text:style-name="Standard"><text:tab/><text:tab/>he went to University of Nebraska to finish college </text:p>
      <text:p text:style-name="Standard"><text:tab/>he finished flight training and he became an assiatant of training </text:p>
      <text:p text:style-name="Standard"><text:tab/><text:tab/>he was selected to go to war college</text:p>
      <text:p text:style-name="Standard">he was going to command an aviation battalion the 8<text:span text:style-name="T1">th</text:span> division</text:p>
      <text:p text:style-name="Standard"><text:tab/>in germany near frankfurt</text:p>
      <text:p text:style-name="Standard">He had to learn helecopters and he went to texas for two months to learn </text:p>
      <text:p text:style-name="Standard"><text:tab/>he came up on the list for Colonal</text:p>
      <text:p text:style-name="Standard"><text:tab/><text:tab/>they told him they did not need any </text:p>
      <text:p text:style-name="Standard"/>
      <text:p text:style-name="Standard">They changed my orders to go to the petegon</text:p>
      <text:p text:style-name="Standard"><text:tab/> he came down and he was promoted in summer of 1964</text:p>
      <text:p text:style-name="Standard"><text:tab/>he was the plans and programs chief in Aviation diretorate</text:p>
      <text:p text:style-name="Standard"><text:tab/><text:tab/>did this for 2 years until May of 1966</text:p>
      <text:p text:style-name="Standard"/>
      <text:p text:style-name="Standard">He was sent to Vietnam to command the 17<text:span text:style-name="T1">th</text:span> combat aviation group </text:p>
      <text:p text:style-name="Standard"><text:tab/>they were assigned to operational control </text:p>
      <text:p text:style-name="Standard"><text:tab/>he was the commander of the group and the staff aviation officer in the I force in Vietnam</text:p>
      <text:p text:style-name="Standard"><text:tab/>Spent a year here with the group</text:p>
      <text:p text:style-name="Standard">it grew as the year passed </text:p>
      <text:p text:style-name="Standard"/>
      <text:p text:style-name="Standard">he came home from Vietnam in June of 1967</text:p>
      <text:p text:style-name="Standard"><text:tab/>he became the deputy of aviation of the army personel department </text:p>
      <text:p text:style-name="Standard"><text:tab/>he was in control of management control of army aviators </text:p>
      <text:p text:style-name="Standard"><text:tab/>there was not aviation branch </text:p>
      <text:p text:style-name="Standard"><text:soft-page-break/></text:p>
      <text:p text:style-name="Standard">He had to deal with aviation policy vs what the braches wanted these people for</text:p>
      <text:p text:style-name="Standard"/>
      <text:p text:style-name="Standard">The computor program was adjsuted for causalty losses, it told them how many people needed to be trained </text:p>
      <text:p text:style-name="Standard"><text:tab/>this was the real challenge </text:p>
      <text:p text:style-name="Standard"/>
      <text:p text:style-name="Standard">in November of 1972 he retired </text:p>
      <text:p text:style-name="Standard"><text:tab/>he was recalled the same day into active duty to help defense department study </text:p>
      <text:p text:style-name="Standard"><text:tab/><text:tab/>did this for 13 months and retired with 32 years of service </text:p>
      <text:p text:style-name="Standard"/>
      <text:p text:style-name="Standard"/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6:30:27</meta:creation-date>
    <meta:document-statistic meta:table-count="0" meta:image-count="0" meta:object-count="0" meta:page-count="10" meta:paragraph-count="368" meta:word-count="3407" meta:character-count="18711"/>
    <dc:date>2017-03-13T18:58:51</dc:date>
    <meta:editing-duration>PT14M18S</meta:editing-duration>
    <meta:editing-cycles>1</meta:editing-cycles>
    <meta:generator>OpenOffice.org/3.4.1$Unix OpenOffice.org_project/341m1$Build-9593</meta:generator>
  </office:meta>
</office:document-meta>
</file>